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opacity="79%" draw:textarea-horizontal-align="justify" draw:textarea-vertical-align="middle" draw:auto-grow-height="false" fo:min-height="2.747cm" fo:min-width="20.709cm" draw:shadow-offset-x="0.203cm" draw:shadow-offset-y="0.203cm" draw:shadow-opacity="79%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401cm" fo:min-width="1.278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1.401cm" fo:min-width="0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1.401cm" fo:min-width="0.091cm"/>
    </style:style>
    <style:style style:name="gr5" style:family="graphic" style:parent-style-name="standard">
      <style:graphic-properties draw:stroke="none" svg:stroke-color="#cc0000" draw:fill-color="#ffd320" draw:textarea-horizontal-align="justify" draw:textarea-vertical-align="middle" draw:auto-grow-height="false" fo:min-height="0.132cm" fo:min-width="0.3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0.825cm"/>
    </style:style>
    <style:style style:name="gr7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7cm" fo:min-width="20.709cm" draw:shadow-offset-x="0.203cm" draw:shadow-offset-y="0.203cm" draw:shadow-opacity="100%"/>
    </style:style>
    <style:style style:name="gr8" style:family="graphic" style:parent-style-name="standard">
      <style:graphic-properties draw:stroke="none" draw:opacity="100%" draw:textarea-horizontal-align="justify" draw:textarea-vertical-align="middle" draw:auto-grow-height="false" fo:min-height="1.401cm" fo:min-width="7.947cm" draw:shadow-opacity="100%"/>
    </style:style>
    <style:style style:name="gr9" style:family="graphic" style:parent-style-name="standard">
      <style:graphic-properties draw:stroke="none" draw:fill-color="#579d1c" draw:opacity="100%" draw:textarea-horizontal-align="justify" draw:textarea-vertical-align="middle" draw:auto-grow-height="false" fo:min-height="1.401cm" fo:min-width="0.091cm" draw:shadow-opacity="100%"/>
    </style:style>
    <style:style style:name="gr10" style:family="graphic" style:parent-style-name="standard">
      <style:graphic-properties draw:stroke="none" svg:stroke-color="#cc0000" draw:fill-color="#ffd320" draw:opacity="100%" draw:textarea-horizontal-align="justify" draw:textarea-vertical-align="middle" draw:auto-grow-height="false" fo:min-height="0.132cm" fo:min-width="0.3cm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draw:opacity="100%" fo:min-height="0.825cm" draw:shadow-opacity="100%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36cm" fo:min-width="20.709cm" draw:shadow-offset-x="0.203cm" draw:shadow-offset-y="0.203cm" draw:shadow-opacity="100%"/>
    </style:style>
    <style:style style:name="gr13" style:family="graphic" style:parent-style-name="standard">
      <style:graphic-properties draw:stroke="none" draw:opacity="80%" draw:textarea-horizontal-align="justify" draw:textarea-vertical-align="middle" draw:auto-grow-height="false" fo:min-height="1.401cm" fo:min-width="17.788cm" draw:shadow-opacity="80%"/>
    </style:style>
    <style:style style:name="gr14" style:family="graphic" style:parent-style-name="standard">
      <style:graphic-properties draw:stroke="none" svg:stroke-width="0.051cm" svg:stroke-color="#808080" draw:marker-start-width="0.344cm" draw:marker-end-width="0.344cm" draw:fill-color="#dddddd" draw:opacity="100%" draw:textarea-horizontal-align="justify" draw:textarea-vertical-align="middle" draw:auto-grow-height="false" fo:min-height="1.731cm" fo:min-width="0.087cm" fo:padding-top="0.151cm" fo:padding-bottom="0.151cm" fo:padding-left="0.276cm" fo:padding-right="0.276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80%" fo:min-height="0.864cm" draw:shadow-opacity="80%"/>
    </style:style>
    <style:style style:name="gr16" style:family="graphic" style:parent-style-name="standard">
      <style:graphic-properties draw:stroke="none" draw:opacity="100%" draw:textarea-horizontal-align="justify" draw:textarea-vertical-align="middle" draw:auto-grow-height="false" fo:min-height="1.401cm" fo:min-width="17.788cm" draw:shadow-opacity="100%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1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0.41cm" fo:min-width="0.16cm"/>
    </style:style>
    <style:style style:name="gr22" style:family="graphic" style:parent-style-name="standard">
      <style:graphic-properties draw:stroke="none" svg:stroke-color="#000000" draw:fill="none" draw:fill-color="#ffffff" fo:min-height="0.864cm"/>
    </style:style>
    <style:style style:name="gr23" style:family="graphic" style:parent-style-name="standard">
      <style:graphic-properties draw:stroke="none" draw:fill-color="#579d1c" draw:textarea-horizontal-align="justify" draw:textarea-vertical-align="middle" draw:auto-grow-height="false" fo:min-height="0.41cm" fo:min-width="0.16cm"/>
    </style:style>
    <style:style style:name="gr24" style:family="graphic" style:parent-style-name="standard">
      <style:graphic-properties draw:stroke="none" draw:fill-color="#ff420e" draw:textarea-horizontal-align="justify" draw:textarea-vertical-align="middle" draw:auto-grow-height="false" fo:min-height="0.41cm" fo:min-width="0.16cm"/>
    </style:style>
    <style:style style:name="gr25" style:family="graphic" style:parent-style-name="standard">
      <style:graphic-properties draw:stroke="none" svg:stroke-color="#000000" draw:fill="none" draw:fill-color="#ffffff" fo:min-height="0.94cm"/>
    </style:style>
    <style:style style:name="gr26" style:family="graphic" style:parent-style-name="standard">
      <style:graphic-properties draw:stroke="none" draw:fill-color="#ffd320" draw:textarea-horizontal-align="justify" draw:textarea-vertical-align="middle" draw:auto-grow-height="false" fo:min-height="0.41cm" fo:min-width="0.16cm"/>
    </style:style>
    <style:style style:name="gr27" style:family="graphic" style:parent-style-name="standard">
      <style:graphic-properties draw:stroke="dash" draw:stroke-dash="Fine_20_Dashed" svg:stroke-width="0.102cm" svg:stroke-color="#333333" draw:marker-start-width="0.508cm" draw:marker-end-width="0.508cm" draw:opacity="0%" draw:textarea-horizontal-align="justify" draw:textarea-vertical-align="middle" draw:auto-grow-height="false" fo:min-height="1.174cm" fo:min-width="20.655cm" fo:padding-top="0.175cm" fo:padding-bottom="0.175cm" fo:padding-left="0.3cm" fo:padding-right="0.3cm" draw:shadow-offset-x="0.203cm" draw:shadow-offset-y="0.203cm" draw:shadow-opacity="0%"/>
    </style:style>
    <style:style style:name="gr2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dddddd" draw:opacity="79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-color="#dddddd" draw:opacity="100%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loext:graphic-properties draw:fill-color="#579d1c" draw:opacity="100%"/>
      <style:paragraph-properties fo:text-align="center"/>
    </style:style>
    <style:style style:name="P10" style:family="paragraph">
      <loext:graphic-properties draw:fill-color="#ffd32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opacity="80%"/>
      <style:paragraph-properties fo:text-align="center"/>
    </style:style>
    <style:style style:name="P13" style:family="paragraph">
      <loext:graphic-properties draw:fill="none" draw:fill-color="#ffffff" draw:opacity="8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.209cm" svg:height="2.997cm" svg:x="1.783cm" svg:y="15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1.778cm" svg:height="1.651cm" svg:x="2.0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48cm" svg:height="1.651cm" svg:x="5.2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591cm" svg:height="1.651cm" svg:x="6.899cm" svg:y="16.54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914cm" svg:height="0.762cm" svg:x="4.131cm" svg:y="17.0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5" draw:text-style-name="P5" draw:layer="layout" svg:width="0.914cm" svg:height="0.762cm" svg:x="5.832cm" svg:y="17.0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6" draw:text-style-name="P6" draw:layer="layout" svg:width="21.167cm" svg:height="1.075cm" svg:x="1.788cm" svg:y="15.422cm">
            <draw:text-box>
              <text:p text:style-name="P2"><text:span text:style-name="T1">iMGXS</text:span></text:p>
            </draw:text-box>
          </draw:frame>
        </draw:g>
        <draw:g>
          <draw:custom-shape draw:style-name="gr7" draw:text-style-name="P7" draw:layer="layout" svg:width="21.209cm" svg:height="2.997cm" svg:x="1.783cm" svg:y="11.5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8.447cm" svg:height="1.651cm" svg:x="2.099cm" svg:y="12.6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591cm" svg:height="1.651cm" svg:x="11.899cm" svg:y="12.6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914cm" svg:height="0.762cm" svg:x="10.741cm" svg:y="13.1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11" draw:layer="layout" svg:width="21.167cm" svg:height="1.075cm" svg:x="1.787cm" svg:y="11.59cm">
            <draw:text-box>
              <text:p text:style-name="P2"><text:span text:style-name="T1">LNS</text:span></text:p>
            </draw:text-box>
          </draw:frame>
        </draw:g>
        <draw:g>
          <draw:custom-shape draw:style-name="gr12" draw:text-style-name="P7" draw:layer="layout" svg:width="21.209cm" svg:height="2.986cm" svg:x="1.783cm" svg:y="3.9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8.288cm" svg:height="1.651cm" draw:transform="skewX (0.00122173047639603) translate (2.102cm 4.948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0.639cm" svg:height="2.033cm" draw:transform="skewX (0.00104719755119666) rotate (0.348542251623267) translate (10.773cm 4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3" draw:layer="layout" svg:width="20.828cm" svg:height="1.114cm" svg:x="1.999cm" svg:y="3.934cm">
            <draw:text-box>
              <text:p text:style-name="P2"><text:span text:style-name="T1">Reference</text:span></text:p>
            </draw:text-box>
          </draw:frame>
        </draw:g>
        <draw:g>
          <draw:custom-shape draw:style-name="gr7" draw:text-style-name="P7" draw:layer="layout" svg:width="21.209cm" svg:height="2.997cm" svg:x="1.783cm" svg:y="7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8" draw:layer="layout" svg:width="18.288cm" svg:height="1.651cm" svg:x="2.099cm" svg:y="8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draw:layer="layout" svg:width="0.591cm" svg:height="1.651cm" svg:x="21.799cm" svg:y="8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914cm" svg:height="0.762cm" svg:x="20.641cm" svg:y="9.2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14" draw:text-style-name="P7" draw:layer="layout" svg:width="0.639cm" svg:height="2.033cm" draw:transform="skewX (0.00104719755119666) rotate (0.348542251623267) translate (10.773cm 8.7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21.167cm" svg:height="1.075cm" svg:x="1.787cm" svg:y="7.721cm">
            <draw:text-box>
              <text:p text:style-name="P2"><text:span text:style-name="T1">Degenerate </text:span></text:p>
            </draw:text-box>
          </draw:frame>
        </draw:g>
        <draw:g>
          <draw:g>
            <draw:line draw:style-name="gr17" draw:text-style-name="P14" draw:layer="layout" svg:x1="2.126cm" svg:y1="19.196cm" svg:x2="22.573cm" svg:y2="19.195cm">
              <text:p/>
            </draw:line>
            <draw:frame draw:style-name="gr18" draw:text-style-name="P15" draw:layer="layout" svg:width="1.971cm" svg:height="0.962cm" svg:x="11.208cm" svg:y="19.494cm">
              <draw:text-box>
                <text:p><text:span text:style-name="T2">Time</text:span></text:p>
              </draw:text-box>
            </draw:frame>
          </draw:g>
          <draw:g>
            <draw:line draw:style-name="gr19" draw:text-style-name="P14" draw:layer="layout" svg:x1="2.137cm" svg:y1="18.84cm" svg:x2="2.137cm" svg:y2="19.602cm">
              <text:p/>
            </draw:line>
            <draw:line draw:style-name="gr20" draw:text-style-name="P14" draw:layer="layout" svg:x1="3.637cm" svg:y1="18.94cm" svg:x2="3.637cm" svg:y2="19.448cm">
              <text:p/>
            </draw:line>
            <draw:line draw:style-name="gr20" draw:text-style-name="P14" draw:layer="layout" svg:x1="4.837cm" svg:y1="18.94cm" svg:x2="4.837cm" svg:y2="19.448cm">
              <text:p/>
            </draw:line>
            <draw:line draw:style-name="gr20" draw:text-style-name="P14" draw:layer="layout" svg:x1="5.837cm" svg:y1="18.94cm" svg:x2="5.837cm" svg:y2="19.448cm">
              <text:p/>
            </draw:line>
            <draw:line draw:style-name="gr20" draw:text-style-name="P14" draw:layer="layout" svg:x1="8.463cm" svg:y1="18.94cm" svg:x2="8.463cm" svg:y2="19.448cm">
              <text:p/>
            </draw:line>
            <draw:line draw:style-name="gr20" draw:text-style-name="P14" draw:layer="layout" svg:x1="8.158cm" svg:y1="18.94cm" svg:x2="8.158cm" svg:y2="19.448cm">
              <text:p/>
            </draw:line>
            <draw:line draw:style-name="gr20" draw:text-style-name="P14" draw:layer="layout" svg:x1="7.752cm" svg:y1="18.94cm" svg:x2="7.752cm" svg:y2="19.448cm">
              <text:p/>
            </draw:line>
            <draw:line draw:style-name="gr20" draw:text-style-name="P14" draw:layer="layout" svg:x1="7.246cm" svg:y1="18.94cm" svg:x2="7.246cm" svg:y2="19.448cm">
              <text:p/>
            </draw:line>
            <draw:line draw:style-name="gr20" draw:text-style-name="P14" draw:layer="layout" svg:x1="6.637cm" svg:y1="18.94cm" svg:x2="6.637cm" svg:y2="19.448cm">
              <text:p/>
            </draw:line>
          </draw:g>
          <draw:g>
            <draw:line draw:style-name="gr19" draw:text-style-name="P14" draw:layer="layout" svg:x1="8.624cm" svg:y1="18.84cm" svg:x2="8.624cm" svg:y2="19.602cm">
              <text:p/>
            </draw:line>
            <draw:line draw:style-name="gr20" draw:text-style-name="P14" draw:layer="layout" svg:x1="10.124cm" svg:y1="18.94cm" svg:x2="10.124cm" svg:y2="19.448cm">
              <text:p/>
            </draw:line>
            <draw:line draw:style-name="gr20" draw:text-style-name="P14" draw:layer="layout" svg:x1="11.324cm" svg:y1="18.94cm" svg:x2="11.324cm" svg:y2="19.448cm">
              <text:p/>
            </draw:line>
            <draw:line draw:style-name="gr20" draw:text-style-name="P14" draw:layer="layout" svg:x1="12.324cm" svg:y1="18.94cm" svg:x2="12.324cm" svg:y2="19.448cm">
              <text:p/>
            </draw:line>
            <draw:line draw:style-name="gr20" draw:text-style-name="P14" draw:layer="layout" svg:x1="14.95cm" svg:y1="18.94cm" svg:x2="14.95cm" svg:y2="19.448cm">
              <text:p/>
            </draw:line>
            <draw:line draw:style-name="gr20" draw:text-style-name="P14" draw:layer="layout" svg:x1="14.645cm" svg:y1="18.94cm" svg:x2="14.645cm" svg:y2="19.448cm">
              <text:p/>
            </draw:line>
            <draw:line draw:style-name="gr20" draw:text-style-name="P14" draw:layer="layout" svg:x1="14.239cm" svg:y1="18.94cm" svg:x2="14.239cm" svg:y2="19.448cm">
              <text:p/>
            </draw:line>
            <draw:line draw:style-name="gr20" draw:text-style-name="P14" draw:layer="layout" svg:x1="13.733cm" svg:y1="18.94cm" svg:x2="13.733cm" svg:y2="19.448cm">
              <text:p/>
            </draw:line>
            <draw:line draw:style-name="gr20" draw:text-style-name="P14" draw:layer="layout" svg:x1="13.124cm" svg:y1="18.94cm" svg:x2="13.124cm" svg:y2="19.448cm">
              <text:p/>
            </draw:line>
          </draw:g>
          <draw:g>
            <draw:line draw:style-name="gr19" draw:text-style-name="P14" draw:layer="layout" svg:x1="15.111cm" svg:y1="18.84cm" svg:x2="15.111cm" svg:y2="19.602cm">
              <text:p/>
            </draw:line>
            <draw:line draw:style-name="gr20" draw:text-style-name="P14" draw:layer="layout" svg:x1="16.611cm" svg:y1="18.94cm" svg:x2="16.611cm" svg:y2="19.448cm">
              <text:p/>
            </draw:line>
            <draw:line draw:style-name="gr20" draw:text-style-name="P14" draw:layer="layout" svg:x1="17.811cm" svg:y1="18.94cm" svg:x2="17.811cm" svg:y2="19.448cm">
              <text:p/>
            </draw:line>
            <draw:line draw:style-name="gr20" draw:text-style-name="P14" draw:layer="layout" svg:x1="18.811cm" svg:y1="18.94cm" svg:x2="18.811cm" svg:y2="19.448cm">
              <text:p/>
            </draw:line>
            <draw:line draw:style-name="gr20" draw:text-style-name="P14" draw:layer="layout" svg:x1="21.437cm" svg:y1="18.94cm" svg:x2="21.437cm" svg:y2="19.448cm">
              <text:p/>
            </draw:line>
            <draw:line draw:style-name="gr20" draw:text-style-name="P14" draw:layer="layout" svg:x1="21.132cm" svg:y1="18.94cm" svg:x2="21.132cm" svg:y2="19.448cm">
              <text:p/>
            </draw:line>
            <draw:line draw:style-name="gr20" draw:text-style-name="P14" draw:layer="layout" svg:x1="20.726cm" svg:y1="18.94cm" svg:x2="20.726cm" svg:y2="19.448cm">
              <text:p/>
            </draw:line>
            <draw:line draw:style-name="gr20" draw:text-style-name="P14" draw:layer="layout" svg:x1="20.22cm" svg:y1="18.94cm" svg:x2="20.22cm" svg:y2="19.448cm">
              <text:p/>
            </draw:line>
            <draw:line draw:style-name="gr20" draw:text-style-name="P14" draw:layer="layout" svg:x1="19.611cm" svg:y1="18.94cm" svg:x2="19.611cm" svg:y2="19.448cm">
              <text:p/>
            </draw:line>
          </draw:g>
          <draw:line draw:style-name="gr19" draw:text-style-name="P14" draw:layer="layout" svg:x1="21.57cm" svg:y1="18.84cm" svg:x2="21.57cm" svg:y2="19.602cm">
            <text:p/>
          </draw:line>
        </draw:g>
        <draw:g>
          <draw:g>
            <draw:custom-shape draw:style-name="gr21" draw:text-style-name="P16" draw:layer="layout" svg:width="0.66cm" svg:height="0.66cm" svg:x="2.142cm" svg:y="2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5" draw:layer="layout" svg:width="3.937cm" svg:height="1.114cm" svg:x="2.912cm" svg:y="2.062cm">
              <draw:text-box>
                <text:p><text:span text:style-name="T2">OpenMC</text:span></text:p>
              </draw:text-box>
            </draw:frame>
            <draw:g>
              <draw:custom-shape draw:style-name="gr23" draw:text-style-name="P4" draw:layer="layout" svg:width="0.66cm" svg:height="0.66cm" svg:x="6.837cm" svg:y="2.2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2" draw:text-style-name="P15" draw:layer="layout" svg:width="3.937cm" svg:height="1.114cm" svg:x="7.608cm" svg:y="2.092cm">
                <draw:text-box>
                  <text:p><text:span text:style-name="T2">OpenMOC</text:span></text:p>
                </draw:text-box>
              </draw:frame>
            </draw:g>
            <draw:g>
              <draw:custom-shape draw:style-name="gr24" draw:text-style-name="P3" draw:layer="layout" svg:width="0.66cm" svg:height="0.66cm" svg:x="16.416cm" svg:y="2.2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5" draw:text-style-name="P15" draw:layer="layout" svg:width="6.475cm" svg:height="1.19cm" svg:x="17.215cm" svg:y="2.07cm">
                <draw:text-box>
                  <text:p><text:span text:style-name="T2">Machine Learning</text:span></text:p>
                </draw:text-box>
              </draw:frame>
            </draw:g>
            <draw:g>
              <draw:custom-shape draw:style-name="gr26" draw:text-style-name="P5" draw:layer="layout" svg:width="0.66cm" svg:height="0.66cm" svg:x="12.07cm" svg:y="2.1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5" draw:text-style-name="P15" draw:layer="layout" svg:width="2.538cm" svg:height="1.19cm" svg:x="12.87cm" svg:y="2.06cm">
                <draw:text-box>
                  <text:p><text:span text:style-name="T2">MGXS</text:span></text:p>
                </draw:text-box>
              </draw:frame>
            </draw:g>
          </draw:g>
          <draw:custom-shape draw:style-name="gr27" draw:text-style-name="P17" draw:layer="layout" svg:width="21.255cm" svg:height="1.524cm" svg:x="1.819cm" svg:y="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8" draw:text-style-name="P18" draw:layer="layout" svg:width="1.443cm" svg:height="1.016cm" svg:x="10.879cm" svg:y="5.064cm">
          <draw:text-box>
            <text:p>...</text:p>
          </draw:text-box>
        </draw:frame>
        <draw:frame draw:style-name="gr28" draw:text-style-name="P18" draw:layer="layout" svg:width="1.189cm" svg:height="1.016cm" svg:x="10.887cm" svg:y="8.964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22:48:52.336509793</meta:creation-date>
    <dc:date>2016-10-30T17:18:19.168186977</dc:date>
    <meta:editing-duration>PT1H6M17S</meta:editing-duration>
    <meta:editing-cycles>22</meta:editing-cycles>
    <meta:generator>LibreOffice/5.1.4.2$Linux_X86_64 LibreOffice_project/10m0$Build-2</meta:generator>
    <meta:document-statistic meta:object-count="79"/>
  </office:meta>
</office:document-meta>
</file>